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ＭＳ Ｐゴシック" svg:font-family="ＭＳ Ｐゴシック" style:font-family-generic="modern" style:font-pitch="variable" svg:panose-1="2 11 6 0 7 2 5 8 2 4"/>
    <style:font-face style:name="Arial, 'Helvetica Neue', Helvet" svg:font-family="Arial, 'Helvetica Neue', Helvet" style:font-family-generic="system"/>
    <style:font-face style:name="Consolas, Menlo, Monaco, 'Lucid" svg:font-family="Consolas, Menlo, Monaco, 'Lucid" style:font-family-generic="system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text-properties style:font-name="Arial, 'Helvetica Neue', Helvet" fo:color="#242729" fo:font-size="11pt" style:font-size-asian="11pt"/>
    </style:style>
    <style:style style:name="T3" style:parent-style-name="SourceText" style:family="text">
      <style:text-properties style:font-name="Consolas, Menlo, Monaco, 'Lucid" fo:color="#242729" fo:font-size="9.5pt" style:font-size-asian="9.5pt" fo:background-color="#EFF0F1"/>
    </style:style>
    <style:style style:name="P4" style:parent-style-name="Textbody" style:family="paragraph">
      <style:paragraph-properties fo:margin-bottom="0in" style:line-height-at-least="0.1979in"/>
      <style:text-properties style:font-name="Arial, 'Helvetica Neue', Helvet" fo:color="#242729" fo:font-size="11pt" style:font-size-asian="11pt"/>
    </style:style>
    <style:style style:name="P5" style:parent-style-name="Textbody" style:family="paragraph">
      <style:paragraph-properties fo:margin-bottom="0in" style:line-height-at-least="0.1979in"/>
      <style:text-properties style:font-name="Arial, 'Helvetica Neue', Helvet" fo:color="#242729" fo:font-size="11pt" style:font-size-asian="11pt"/>
    </style:style>
    <style:style style:name="T6" style:parent-style-name="SourceText" style:family="text">
      <style:text-properties style:font-name="Consolas, Menlo, Monaco, 'Lucid" fo:color="#242729" fo:font-size="9.5pt" style:font-size-asian="9.5pt" fo:background-color="#EFF0F1"/>
    </style:style>
    <style:style style:name="P7" style:parent-style-name="Textbody" style:family="paragraph">
      <style:paragraph-properties fo:margin-bottom="0in" style:line-height-at-least="0.1979in"/>
      <style:text-properties style:font-name="Arial, 'Helvetica Neue', Helvet" fo:color="#242729" fo:font-size="11pt" style:font-size-asian="11pt"/>
    </style:style>
    <style:style style:name="T8" style:parent-style-name="DefaultParagraphFont" style:family="text">
      <style:text-properties fo:color="#FF0000"/>
    </style:style>
    <style:style style:name="P9" style:parent-style-name="Standard" style:family="paragraph">
      <style:text-properties fo:color="#FF0000"/>
    </style:style>
    <style:style style:name="P10" style:parent-style-name="Standard" style:family="paragraph">
      <style:text-properties fo:color="#FF0000"/>
    </style:style>
    <style:style style:name="P11" style:parent-style-name="Standard" style:family="paragraph">
      <style:text-properties fo:color="#000000"/>
    </style:style>
    <style:style style:name="T12" style:parent-style-name="DefaultParagraphFont" style:family="text">
      <style:text-properties fo:color="#000000"/>
    </style:style>
  </office:automatic-styles>
  <office:body>
    <office:text text:use-soft-page-breaks="true">
      <text:p text:style-name="P1">[root@localhost bin]# od -t c -Ad abc.txt</text:p>
      <text:p text:style-name="Standard">0000000 <text:s text:c="2"/>c <text:s text:c="2"/>o <text:s text:c="2"/>n <text:s text:c="2"/>m <text:s text:c="2"/>e <text:s text:c="2"/>o <text:s/>\t <text:s text:c="2"/>1 <text:s text:c="2"/>2 <text:s text:c="2"/>3 <text:s/>\n <text:s text:c="2"/>c <text:s text:c="2"/>o <text:s text:c="2"/>n <text:s text:c="2"/>c <text:s text:c="2"/>h</text:p>
      <text:p text:style-name="Standard">0000016 <text:s text:c="2"/>o <text:s/>\t <text:s text:c="2"/>4 <text:s text:c="2"/>5 <text:s text:c="2"/>6 <text:s/>\n <text:s text:c="2"/>c <text:s text:c="2"/>o <text:s text:c="2"/>n <text:s text:c="2"/>k <text:s text:c="2"/>h <text:s text:c="2"/>i <text:s text:c="6"/>7 <text:s text:c="2"/>8 <text:s text:c="2"/>9</text:p>
      <text:p text:style-name="Standard">0000032 <text:s/>\n</text:p>
      <text:p text:style-name="Standard">0000033</text:p>
      <text:p text:style-name="Standard"/>
      <text:p text:style-name="Standard"/>
      <text:p text:style-name="Standard">Byte offset is below column:</text:p>
      <text:p text:style-name="Standard">0000000 <text:s text:c="2"/></text:p>
      <text:p text:style-name="Standard">0000016 <text:s text:c="2"/></text:p>
      <text:p text:style-name="Standard">0000032 <text:s/></text:p>
      <text:p text:style-name="Standard">0000033</text:p>
      <text:p text:style-name="Standard"/>
      <text:p text:style-name="Standard">By default Byte offset column is displayed in octal format. To convert to decimal format, use -Ad option.</text:p>
      <text:p text:style-name="Standard"/>
      <text:p text:style-name="Standard">0000000 <text:s text:c="2"/>c <text:s text:c="2"/>o <text:s text:c="2"/>n <text:s text:c="2"/>m <text:s text:c="2"/>e <text:s text:c="2"/>o <text:s/>\t <text:s text:c="2"/>1 <text:s text:c="2"/>2 <text:s text:c="2"/>3 <text:s/>\n <text:s text:c="2"/>c<text:s text:c="3"/>o <text:s text:c="2"/>n <text:s text:c="2"/>c <text:s text:c="2"/>h</text:p>
      <text:p text:style-name="Standard">0000016 <text:s text:c="2"/>o <text:s/>\t <text:s text:c="2"/>4 <text:s text:c="2"/>5 <text:s text:c="2"/>6 <text:s/>\n <text:s text:c="2"/>c <text:s text:c="2"/>o <text:s text:c="2"/>n <text:s text:c="2"/>k <text:s text:c="2"/>h <text:s text:c="2"/>i <text:s text:c="6"/>7 <text:s text:c="2"/>8 <text:s text:c="2"/>9</text:p>
      <text:p text:style-name="Standard"/>
      <text:p text:style-name="Standard">0000000 <text:s text:c="2"/>c <text:s text:c="2"/>o <text:s text:c="2"/>n <text:s text:c="2"/>m <text:s text:c="2"/>e <text:s text:c="2"/>o <text:s/>\t <text:s text:c="2"/>1 <text:s text:c="2"/>2 <text:s text:c="2"/>3 <text:s/>\n <text:s text:c="2"/>c <text:s text:c="2"/>o <text:s text:c="2"/>n <text:s text:c="2"/>c <text:s text:c="2"/>h</text:p>
      <text:p text:style-name="Standard">hàng đầu tiên có 16 phần tử<text:s/>: 0 -&gt; 15 , byte số<text:s/>0 là chữ<text:s/>c đổi sang hex là 63</text:p>
      <text:p text:style-name="Standard"/>
      <text:p text:style-name="Standard"/>
      <text:p text:style-name="P2">On a Big<text:s/>Endian-System (Solaris on SPARC)</text:p>
      <text:p text:style-name="PreformattedText"><text:span text:style-name="T3">$ echo -n I | od -to2 | head -n1 | cut -f2 -d" " | cut -c6</text:span></text:p>
      <text:p text:style-name="P4">0</text:p>
      <text:p text:style-name="P5">On a little endian system (Linux on x86)</text:p>
      <text:p text:style-name="PreformattedText"><text:span text:style-name="T6">$ echo -n I | od -to2 | head -n1 | cut -f2 -d" " | cut -c6</text:span></text:p>
      <text:p text:style-name="P7">1</text:p>
      <text:p text:style-name="Standard"/>
      <text:p text:style-name="Standard"/>
      <text:p text:style-name="Standard"/>
      <text:p text:style-name="Standard">[root@localhost /]# echo 'hello' &gt; mummy</text:p>
      <text:p text:style-name="Standard">[root@localhost /]# od -Ad -t x mummy</text:p>
      <text:p text:style-name="Standard"><text:span text:style-name="T8">0000000</text:span><text:s/>6c6c6568 00000a6f</text:p>
      <text:p text:style-name="P9">0000006</text:p>
      <text:p text:style-name="P10"/>
      <text:p text:style-name="P11">Small endian nên đọc ngược từ bottom to top:</text:p>
      <text:p text:style-name="Standard">6c<text:s/>6c<text:s/>65<text:s/>68</text:p>
      <text:p text:style-name="Standard"><text:span text:style-name="T12"><text:s/>l <text:s text:c="3"/>l <text:s text:c="3"/>e <text:s text:c="2"/>h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ＭＳ Ｐゴシック" svg:font-family="ＭＳ Ｐゴシック" style:font-family-generic="modern" style:font-pitch="variable" svg:panose-1="2 11 6 0 7 2 5 8 2 4"/>
    <style:font-face style:name="Arial, 'Helvetica Neue', Helvet" svg:font-family="Arial, 'Helvetica Neue', Helvet" style:font-family-generic="system"/>
    <style:font-face style:name="Consolas, Menlo, Monaco, 'Lucid" svg:font-family="Consolas, Menlo, Monaco, 'Lucid" style:font-family-generic="system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ＭＳ Ｐゴシック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ＭＳ Ｐゴシック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nhpc</dc:creator>
    <meta:creation-date>2009-04-16T11:32:00Z</meta:creation-date>
    <dc:date>2016-05-02T08:21:00Z</dc:date>
    <meta:template xlink:href="Normal.dotm" xlink:type="simple"/>
    <meta:editing-cycles>7</meta:editing-cycles>
    <meta:editing-duration>PT288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1" meta:character-count="1081" meta:row-count="7" meta:non-whitespace-character-count="922"/>
  </office:meta>
</office:document-meta>
</file>